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57e" officeooo:paragraph-rsid="000d557e"/>
    </style:style>
    <style:style style:name="P2" style:family="paragraph" style:parent-style-name="Standard">
      <style:paragraph-properties fo:text-align="center" style:justify-single-word="false"/>
      <style:text-properties officeooo:rsid="000d557e" officeooo:paragraph-rsid="000d557e"/>
    </style:style>
    <style:style style:name="P3" style:family="paragraph" style:parent-style-name="Standard">
      <style:text-properties officeooo:rsid="000d557e" officeooo:paragraph-rsid="000e6a60"/>
    </style:style>
    <style:style style:name="P4" style:family="paragraph" style:parent-style-name="Standard">
      <style:text-properties officeooo:rsid="000e6a60" officeooo:paragraph-rsid="000e6a60"/>
    </style:style>
    <style:style style:name="T1" style:family="text">
      <style:text-properties officeooo:rsid="000e6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INTEGRADOR </text:p>
      <text:p text:style-name="P2"/>
      <text:p text:style-name="P1">DAW2XX_nombreProyecto </text:p>
      <text:p text:style-name="P1"/>
      <text:p text:style-name="P1">DAW2XX_DBnombreProyecto </text:p>
      <text:p text:style-name="P1"/>
      <text:p text:style-name="P1">DiagramaDeClases </text:p>
      <text:p text:style-name="P1"/>
      <text:p text:style-name="P1">DiagramaDeCasosDeUso </text:p>
      <text:p text:style-name="P1"/>
      <text:p text:style-name="P1">DiagramaDeNavegacion </text:p>
      <text:p text:style-name="P1"/>
      <text:p text:style-name="P1">DiagramaDeAlmacenamiento </text:p>
      <text:p text:style-name="P1"/>
      <text:p text:style-name="P1">Herramientas: </text:p>
      <text:p text:style-name="P1"><text:s text:c="2"/>- Lenguajes de programación </text:p>
      <text:p text:style-name="P1"><text:s text:c="2"/>- MySQL </text:p>
      <text:p text:style-name="P1"><text:s text:c="3"/>- InnoDB </text:p>
      <text:p text:style-name="P1"><text:s text:c="3"/>- PDO </text:p>
      <text:p text:style-name="P1"><text:s text:c="3"/>- Repositorio ? </text:p>
      <text:p text:style-name="P1"><text:s text:c="3"/>- IDE ? </text:p>
      <text:p text:style-name="P1">Estudiar GPX, GML, GPS (XML) </text:p>
      <text:p text:style-name="P1"/>
      <text:p text:style-name="P3"><text:s/><text:span text:style-name="T1">Enlaces de interés: </text:span></text:p>
      <text:p text:style-name="P4"><text:s text:c="3"/>- Endomondo: https://www.endomondo.com/ </text:p>
      <text:p text:style-name="P4"><text:s text:c="3"/>- Runkeeper: https://runkeeper.com/ </text:p>
      <text:p text:style-name="P4"><text:s text:c="3"/>- Wikiloc: https://es.wikiloc.com/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2S</meta:editing-duration>
    <meta:editing-cycles>4</meta:editing-cycles>
    <meta:generator>LibreOffice/5.1.3.2$Windows_x86 LibreOffice_project/644e4637d1d8544fd9f56425bd6cec110e49301b</meta:generator>
    <dc:date>2017-02-15T12:50:25.679000000</dc:date>
    <meta:document-statistic meta:table-count="0" meta:image-count="0" meta:object-count="0" meta:page-count="1" meta:paragraph-count="19" meta:word-count="42" meta:character-count="424" meta:non-whitespace-character-count="357"/>
    <meta:user-defined meta:name="Info 1"/>
    <meta:user-defined meta:name="Info 2"/>
    <meta:user-defined meta:name="Info 3"/>
    <meta:user-defined meta:name="Info 4"/>
  </office:meta>
</office:document-meta>
</file>